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</text:h>
      <text:h text:style-name="Heading_20_2" text:outline-level="2">Aktörer</text:h>
      <text:h text:style-name="P1" text:outline-level="3">Primära aktörer</text:h>
      <text:p text:style-name="Text_20_body"><text:span text:style-name="T1">Medlemmar</text:span></text:p>
      <text:p text:style-name="Text_20_body"><text:span text:style-name="T1">Kassör</text:span></text:p>
      <text:h text:style-name="Heading_20_3" text:outline-level="3"><text:span text:style-name="T1">Stödjande aktörer</text:span></text:h>
      <text:p text:style-name="Text_20_body"><text:span text:style-name="T3">Nationella båtregistret:</text:span> Ger information om båtarna i systemets databas</text:p>
      <text:p text:style-name="P2"><text:span text:style-name="T1">Sekreterare: </text:span><text:span text:style-name="T2">Ändrar i informationen om båtplatser och medlemmar.</text:span></text:p>
      <text:h text:style-name="Heading_20_3" text:outline-level="3"><text:span text:style-name="T1">Offstage aktörer</text:span></text:h>
      <text:p text:style-name="Text_20_body"><text:span text:style-name="T3">Medlemsansvarig:</text:span> Har synpunkter på hur medlemsuppgifter ska behandlas och vad medlemmarna ska kunna göra.</text:p>
      <text:p text:style-name="P2"><text:span text:style-name="T1">Räddningstjänsten: </text:span><text:span text:style-name="T2">Regler för bokning av båtplatser.</text:span></text:p>
      <text:p text:style-name="P2"><text:span text:style-name="T2"/></text:p>
      <text:h text:style-name="Heading_20_2" text:outline-level="2">Användningsfall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dc:date>2013-12-06T13:08:31.83</dc:date>
    <dc:creator>Henrik Gabrielsson</dc:creator>
    <meta:editing-duration>PT4H5M33S</meta:editing-duration>
    <meta:editing-cycles>159</meta:editing-cycles>
    <meta:generator>OpenOffice/4.0.1$Win32 OpenOffice.org_project/401m5$Build-9714</meta:generator>
    <meta:document-statistic meta:table-count="0" meta:image-count="0" meta:object-count="0" meta:page-count="1" meta:paragraph-count="13" meta:word-count="52" meta:character-count="428"/>
  </office:meta>
</office:document-meta>
</file>